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9-17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9-11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7-02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6-26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3-28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2-27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9-13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7-23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6-03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3-20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2-15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9-18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8-0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6-15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3-29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2-19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9-0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8-09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6-16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3-17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2-09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9-14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8-17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6-24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3-25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2-04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9-08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7-23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6-08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3-17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1-07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9-17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6-12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3-28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2-1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1-01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9-18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6-14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3-3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2-07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9-11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8-10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6-12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3-15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7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0-31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9-29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8-23 0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804</text:p>
          </table:table-cell>
          <table:table-cell office:value-type="string" calcext:value-type="string">
            <text:p>QBAA nr Hawley; Magnusson WMA</text:p>
          </table:table-cell>
          <table:table-cell office:value-type="string" calcext:value-type="string">
            <text:p>2016-07-29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3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632" meta:object-count="0"/>
    <meta:user-defined meta:name="AppVersion">3.0</meta:user-defined>
  </office:meta>
</office:document-meta>
</file>